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1538.82pt">
            <draw:object draw:notify-on-update-of-ranges="Sheet1.B1:Sheet1.B1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0:16:35.101953387</meta:creation-date>
    <dc:date>2020-05-26T10:46:24.242620148</dc:date>
    <meta:editing-duration>PT8M25S</meta:editing-duration>
    <meta:editing-cycles>1</meta:editing-cycles>
    <meta:document-statistic meta:table-count="1" meta:cell-count="35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1:Sheet1.B136" svg:x="0.32cm" svg:y="0.18cm" svg:width="12.508cm" svg:height="8.64cm">
          <chartooo:coordinate-region svg:x="0.941cm" svg:y="0.301cm" svg:width="11.88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6" chart:class="chart:line">
            <chart:data-point chart:repeated="1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1:Sheet1.B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